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7.874cm" svg:y="1.063cm">
            <draw:object draw:notify-on-update-of-ranges="Sheet1.A1:Sheet1.A2 Sheet1.A3:Sheet1.A12 Sheet1.B1:Sheet1.B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 table:number-columns-spanned="2" table:number-rows-spanned="1">
            <text:p>Quick Sort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21" calcext:value-type="float">
            <text:p>0.0003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589" calcext:value-type="float">
            <text:p>0.0005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676" calcext:value-type="float">
            <text:p>0.00067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971" calcext:value-type="float">
            <text:p>0.0009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0791" calcext:value-type="float">
            <text:p>0.00079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092" calcext:value-type="float">
            <text:p>0.0010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172" calcext:value-type="float">
            <text:p>0.00117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1214" calcext:value-type="float">
            <text:p>0.00121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345" calcext:value-type="float">
            <text:p>0.001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1:52:04.617586790</meta:creation-date>
    <meta:generator>LibreOffice/6.4.6.2$Linux_X86_64 LibreOffice_project/40$Build-2</meta:generator>
    <dc:date>2021-05-31T11:58:41.451913614</dc:date>
    <meta:editing-duration>PT6M37S</meta:editing-duration>
    <meta:editing-cycles>1</meta:editing-cycles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57cm" svg:y="0.316cm" chart:style-name="ch2">
          <text:p>Quick Sort</text:p>
        </chart:title>
        <chart:subtitle svg:x="7.148cm" svg:y="1.275cm" chart:style-name="ch3">
          <text:p>T(n) vs n</text:p>
        </chart:subtitle>
        <chart:legend chart:legend-position="end" svg:x="13.939cm" svg:y="4.203cm" style:legend-expansion="high" chart:style-name="ch4"/>
        <chart:plot-area chart:style-name="ch5" table:cell-range-address="Sheet1.A1:Sheet1.B12" chart:data-source-has-labels="row" svg:x="1.33cm" svg:y="2.138cm" svg:width="12.29cm" svg:height="5.706cm">
          <chartooo:coordinate-region svg:x="2.613cm" svg:y="2.337cm" svg:width="10.635cm" svg:height="4.86cm"/>
          <chart:axis chart:dimension="x" chart:name="primary-x" chart:style-name="ch6">
            <chart:title svg:x="7.325cm" svg:y="8.024cm" chart:style-name="ch7">
              <text:p>n</text:p>
            </chart:title>
          </chart:axis>
          <chart:axis chart:dimension="y" chart:name="primary-y" chart:style-name="ch6">
            <chart:title svg:x="0.451cm" svg:y="5.339cm" chart:style-name="ch8">
              <text:p>T(n)</text:p>
            </chart:title>
            <chart:grid chart:style-name="ch9" chart:class="major"/>
          </chart:axis>
          <chart:series chart:style-name="ch10" chart:values-cell-range-address="Sheet1.B3:Sheet1.B12" chart:label-cell-address="Sheet1.B1:Sheet1.B2" chart:class="chart:scatter">
            <chart:domain table:cell-range-address="Sheet1.A3:Sheet1.A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text:list>
                  <text:list-item>
                    <text:p/>
                  </text:list-item>
                  <text:list-item>
                    <text:p>T(n)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12</svg:desc>
                </draw:g>
              </table:table-cell>
              <table:table-cell office:value-type="float" office:value="0.000123">
                <text:p>0.000123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589">
                <text:p>0.000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0676">
                <text:p>0.000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0971">
                <text:p>0.000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0791">
                <text:p>0.000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1092">
                <text:p>0.0010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1345">
                <text:p>0.001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